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ffcc00"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7.366cm" svg:x="2.651cm" svg:y="1cm">
            <text:p text:style-name="P1"/>
            <text:p text:style-name="P1">Back End 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3" draw:id="id13" draw:layer="layout" svg:width="1.778cm" svg:height="2.016cm" svg:x="9.89cm" svg:y="5.953cm">
            <text:p text:style-name="P1"><text:span text:style-name="T1">Job</text:span></text:p>
            <text:p text:style-name="P1"><text:span text:style-name="T1">Context </text:span></text:p>
            <text:p text:style-name="P1"><text:span text:style-name="T1">Mode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3" xml:id="id1" draw:id="id1" draw:layer="layout" svg:width="1.524cm" svg:height="1.778cm" svg:x="3.286cm" svg:y="2.397cm">
            <text:p text:style-name="P1"><text:span text:style-name="T2">Input</text:span></text:p>
            <text:p text:style-name="P1"><text:span text:style-name="T2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xml:id="id2" draw:id="id2" draw:layer="layout" svg:width="2.413cm" svg:height="1.016cm" svg:x="5.953cm" svg:y="2.778cm">
            <text:p text:style-name="P1"><text:span text:style-name="T2">Process 1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4.81cm" svg:y1="3.286cm" svg:x2="5.953cm" svg:y2="3.286cm" draw:start-shape="id1" draw:start-glue-point="8" draw:end-shape="id2" draw:end-glue-point="3" svg:d="M4810 3286h1143" svg:viewBox="0 0 1144 1">
            <text:p/>
          </draw:connector>
          <draw:custom-shape draw:style-name="gr3" draw:text-style-name="P3" xml:id="id5" draw:id="id5" draw:layer="layout" svg:width="1.524cm" svg:height="1.778cm" svg:x="15.986cm" svg:y="2.397cm">
            <text:p text:style-name="P1"><text:span text:style-name="T2">Output</text:span></text:p>
            <text:p text:style-name="P1"><text:span text:style-name="T2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xml:id="id3" draw:id="id3" draw:layer="layout" svg:width="2.413cm" svg:height="1.016cm" svg:x="9.255cm" svg:y="2.778cm">
            <text:p text:style-name="P1"><text:span text:style-name="T2">Process 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4" draw:id="id4" draw:layer="layout" svg:width="2.413cm" svg:height="1.016cm" svg:x="12.557cm" svg:y="2.778cm">
            <text:p text:style-name="P1"><text:span text:style-name="T2">Process 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xml:id="id9" draw:id="id9" draw:layer="layout" svg:x1="8.366cm" svg:y1="3.286cm" svg:x2="9.255cm" svg:y2="3.286cm" draw:start-shape="id2" draw:start-glue-point="1" draw:end-shape="id3" draw:end-glue-point="3" svg:d="M8366 3286h889" svg:viewBox="0 0 890 1">
            <text:p/>
          </draw:connector>
          <draw:connector draw:style-name="gr4" draw:text-style-name="P1" xml:id="id11" draw:id="id11" draw:layer="layout" svg:x1="11.668cm" svg:y1="3.286cm" svg:x2="12.557cm" svg:y2="3.286cm" draw:start-shape="id3" draw:start-glue-point="1" draw:end-shape="id4" draw:end-glue-point="3" svg:d="M11668 3286h889" svg:viewBox="0 0 890 1">
            <text:p/>
          </draw:connector>
          <draw:connector draw:style-name="gr4" draw:text-style-name="P1" draw:layer="layout" svg:x1="14.97cm" svg:y1="3.286cm" svg:x2="15.986cm" svg:y2="3.286cm" draw:start-shape="id4" draw:start-glue-point="1" draw:end-shape="id5" draw:end-glue-point="6" svg:d="M14970 3286h1016" svg:viewBox="0 0 1017 1">
            <text:p/>
          </draw:connector>
          <draw:custom-shape draw:style-name="gr5" draw:text-style-name="P3" xml:id="id6" draw:id="id6" draw:layer="layout" svg:width="2.413cm" svg:height="1.016cm" svg:x="5.953cm" svg:y="4.556cm">
            <text:p text:style-name="P1"><text:span text:style-name="T2">Capture P</text:span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7" draw:id="id7" draw:layer="layout" svg:width="2.413cm" svg:height="1.016cm" svg:x="9.255cm" svg:y="4.556cm">
            <text:p text:style-name="P1"><text:span text:style-name="T2">Capture P</text:span><text:span text:style-name="T4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8" draw:id="id8" draw:layer="layout" svg:width="2.413cm" svg:height="1.016cm" svg:x="12.557cm" svg:y="4.556cm">
            <text:p text:style-name="P1"><text:span text:style-name="T2">Capture P</text:span><text:span text:style-name="T4">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4.048cm" svg:y1="4.175cm" svg:x2="5.953cm" svg:y2="5.064cm" draw:start-shape="id1" draw:start-glue-point="7" draw:end-shape="id6" draw:end-glue-point="3" svg:d="M4048 4175v889h1905" svg:viewBox="0 0 1906 890">
            <text:p/>
          </draw:connector>
          <draw:connector draw:style-name="gr4" draw:text-style-name="P1" draw:layer="layout" svg:x1="7.159cm" svg:y1="3.794cm" svg:x2="7.159cm" svg:y2="4.556cm" draw:start-shape="id2" draw:start-glue-point="2" draw:end-shape="id6" draw:end-glue-point="0" svg:d="M7159 3794v762" svg:viewBox="0 0 1 763">
            <text:p/>
          </draw:connector>
          <draw:connector draw:style-name="gr4" draw:text-style-name="P1" xml:id="id10" draw:id="id10" draw:layer="layout" svg:x1="8.366cm" svg:y1="5.064cm" svg:x2="9.255cm" svg:y2="5.064cm" draw:start-shape="id6" draw:start-glue-point="1" draw:end-shape="id7" draw:end-glue-point="3" svg:d="M8366 5064h889" svg:viewBox="0 0 890 1">
            <text:p/>
          </draw:connector>
          <draw:connector draw:style-name="gr4" draw:text-style-name="P1" draw:layer="layout" svg:x1="10.461cm" svg:y1="3.794cm" svg:x2="10.461cm" svg:y2="4.556cm" draw:start-shape="id3" draw:start-glue-point="2" draw:end-shape="id7" draw:end-glue-point="0" svg:d="M10461 3794v762" svg:viewBox="0 0 1 763">
            <text:p/>
          </draw:connector>
          <draw:connector draw:style-name="gr4" draw:text-style-name="P1" xml:id="id12" draw:id="id12" draw:layer="layout" svg:x1="11.668cm" svg:y1="5.064cm" svg:x2="12.557cm" svg:y2="5.064cm" draw:start-shape="id7" draw:start-glue-point="1" draw:end-shape="id8" draw:end-glue-point="3" svg:d="M11668 5064h889" svg:viewBox="0 0 890 1">
            <text:p/>
          </draw:connector>
          <draw:connector draw:style-name="gr4" draw:text-style-name="P1" draw:layer="layout" svg:x1="8.81cm" svg:y1="3.286cm" svg:x2="8.81cm" svg:y2="5.064cm" draw:start-shape="id9" draw:start-glue-point="0" draw:end-shape="id10" draw:end-glue-point="0" svg:d="M8810 3286v1778" svg:viewBox="0 0 1 1779">
            <text:p/>
          </draw:connector>
          <draw:connector draw:style-name="gr4" draw:text-style-name="P1" draw:layer="layout" svg:x1="12.112cm" svg:y1="3.286cm" svg:x2="12.112cm" svg:y2="5.064cm" draw:start-shape="id11" draw:start-glue-point="0" draw:end-shape="id12" draw:end-glue-point="0" svg:d="M12112 3286v1778" svg:viewBox="0 0 1 1779">
            <text:p/>
          </draw:connector>
          <draw:connector draw:style-name="gr4" draw:text-style-name="P1" draw:layer="layout" svg:x1="14.97cm" svg:y1="5.064cm" svg:x2="14.843cm" svg:y2="6.961cm" draw:start-shape="id8" draw:start-glue-point="1" svg:d="M14970 5064h500v1897h-627" svg:viewBox="0 0 628 1898">
            <text:p/>
          </draw:connector>
          <draw:connector draw:style-name="gr4" draw:text-style-name="P1" draw:layer="layout" draw:line-skew="1.15cm" svg:x1="16.748cm" svg:y1="4.175cm" svg:x2="14.843cm" svg:y2="6.961cm" draw:start-shape="id5" draw:start-glue-point="7" svg:d="M16748 4175v2794h-1905v-8" svg:viewBox="0 0 1906 2795">
            <text:p/>
          </draw:connector>
          <draw:connector draw:style-name="gr4" draw:text-style-name="P1" draw:layer="layout" svg:x1="13.763cm" svg:y1="3.794cm" svg:x2="13.763cm" svg:y2="4.556cm" draw:start-shape="id4" draw:start-glue-point="2" draw:end-shape="id8" draw:end-glue-point="0" svg:d="M13763 3794v762" svg:viewBox="0 0 1 763">
            <text:p/>
          </draw:connector>
          <draw:connector draw:style-name="gr4" draw:text-style-name="P1" draw:layer="layout" svg:x1="13.192cm" svg:y1="6.961cm" svg:x2="11.668cm" svg:y2="6.961cm" draw:end-shape="id13" draw:end-glue-point="7" svg:d="M13192 6961h-1524" svg:viewBox="0 0 1525 1">
            <text:p/>
          </draw:connector>
          <draw:custom-shape draw:style-name="gr5" draw:text-style-name="P3" xml:id="id14" draw:id="id14" draw:layer="layout" svg:width="2.413cm" svg:height="1.016cm" svg:x="3.413cm" svg:y="6.461cm">
            <text:p text:style-name="P1"><text:span text:style-name="T2">Back End </text:span></text:p>
            <text:p text:style-name="P1"><text:span text:style-name="T2">Capturing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5.826cm" svg:y1="6.969cm" svg:x2="7.096cm" svg:y2="6.961cm" draw:start-shape="id14" draw:start-glue-point="1" draw:end-shape="id15" draw:end-glue-point="5" svg:d="M5826 6969h634v-8h636" svg:viewBox="0 0 1271 9">
            <text:p/>
          </draw:connector>
          <draw:connector draw:style-name="gr4" draw:text-style-name="P1" draw:layer="layout" svg:x1="8.747cm" svg:y1="6.961cm" svg:x2="9.89cm" svg:y2="6.961cm" draw:end-shape="id13" draw:end-glue-point="5" svg:d="M8747 6961h1143" svg:viewBox="0 0 1144 1">
            <text:p/>
          </draw:connector>
          <draw:custom-shape draw:style-name="gr2" draw:text-style-name="P3" draw:layer="layout" svg:width="1.651cm" svg:height="2.016cm" svg:x="13.192cm" svg:y="5.969cm">
            <text:p text:style-name="P1"><text:span text:style-name="T2">Process</text:span></text:p>
            <text:p text:style-name="P1"><text:span text:style-name="T2">Context </text:span></text:p>
            <text:p text:style-name="P1"><text:span text:style-name="T2">Mode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3" xml:id="id15" draw:id="id15" draw:layer="layout" svg:width="1.651cm" svg:height="2.016cm" svg:x="7.096cm" svg:y="5.953cm">
            <text:p text:style-name="P1"><text:span text:style-name="T2">Env.</text:span></text:p>
            <text:p text:style-name="P1"><text:span text:style-name="T2">Context </text:span></text:p>
            <text:p text:style-name="P1"><text:span text:style-name="T2">Mode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g>
            <draw:custom-shape draw:style-name="gr1" draw:text-style-name="P1" draw:layer="layout" svg:width="15.367cm" svg:height="7.366cm" svg:x="2.397cm" svg:y="10.525cm">
              <text:p text:style-name="P1"/>
              <text:p text:style-name="P1">Back End </text:p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20" draw:id="id20" draw:layer="layout" svg:width="1.778cm" svg:height="2.016cm" svg:x="9.636cm" svg:y="15.478cm">
              <text:p text:style-name="P1"><text:span text:style-name="T1">Job</text:span></text:p>
              <text:p text:style-name="P1"><text:span text:style-name="T1">Context </text:span></text:p>
              <text:p text:style-name="P1"><text:span text:style-name="T1">Model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3" xml:id="id16" draw:id="id16" draw:layer="layout" svg:width="1.524cm" svg:height="1.778cm" svg:x="3.032cm" svg:y="11.922cm">
              <text:p text:style-name="P1"><text:span text:style-name="T2">Input</text:span></text:p>
              <text:p text:style-name="P1"><text:span text:style-name="T2">Data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3" xml:id="id17" draw:id="id17" draw:layer="layout" svg:width="2.413cm" svg:height="1.016cm" svg:x="9.001cm" svg:y="12.303cm">
              <text:p text:style-name="P1"><text:span text:style-name="T2">Processes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1" draw:layer="layout" svg:x1="4.556cm" svg:y1="12.811cm" svg:x2="9.001cm" svg:y2="12.811cm" draw:start-shape="id16" draw:start-glue-point="8" draw:end-shape="id17" draw:end-glue-point="3" svg:d="M4556 12811h4445" svg:viewBox="0 0 4446 1">
              <text:p/>
            </draw:connector>
            <draw:custom-shape draw:style-name="gr3" draw:text-style-name="P3" xml:id="id18" draw:id="id18" draw:layer="layout" svg:width="1.524cm" svg:height="1.778cm" svg:x="15.732cm" svg:y="11.922cm">
              <text:p text:style-name="P1"><text:span text:style-name="T2">Output</text:span></text:p>
              <text:p text:style-name="P1"><text:span text:style-name="T2">Data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onnector draw:style-name="gr4" draw:text-style-name="P1" draw:layer="layout" svg:x1="11.414cm" svg:y1="12.811cm" svg:x2="15.732cm" svg:y2="12.811cm" draw:start-shape="id17" draw:start-glue-point="1" draw:end-shape="id18" draw:end-glue-point="6" svg:d="M11414 12811h4318" svg:viewBox="0 0 4319 1">
              <text:p/>
            </draw:connector>
            <draw:custom-shape draw:style-name="gr5" draw:text-style-name="P3" xml:id="id19" draw:id="id19" draw:layer="layout" svg:width="2.413cm" svg:height="1.016cm" svg:x="9.001cm" svg:y="14.081cm">
              <text:p text:style-name="P1"><text:span text:style-name="T2">Capture</text:span></text:p>
              <text:p text:style-name="P1"><text:span text:style-name="T2">Processes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1" draw:layer="layout" svg:x1="3.794cm" svg:y1="13.7cm" svg:x2="9.001cm" svg:y2="14.589cm" draw:start-shape="id16" draw:start-glue-point="7" draw:end-shape="id19" draw:end-glue-point="3" svg:d="M3794 13700v889h5207" svg:viewBox="0 0 5208 890">
              <text:p/>
            </draw:connector>
            <draw:connector draw:style-name="gr4" draw:text-style-name="P1" draw:layer="layout" svg:x1="10.207cm" svg:y1="13.319cm" svg:x2="10.207cm" svg:y2="14.081cm" draw:start-shape="id17" draw:start-glue-point="2" draw:end-shape="id19" draw:end-glue-point="0" svg:d="M10207 13319v762" svg:viewBox="0 0 1 763">
              <text:p/>
            </draw:connector>
            <draw:connector draw:style-name="gr4" draw:text-style-name="P1" draw:layer="layout" draw:line-skew="2.099cm" svg:x1="11.414cm" svg:y1="14.589cm" svg:x2="14.589cm" svg:y2="16.486cm" draw:start-shape="id19" draw:start-glue-point="1" svg:d="M11414 14589h3937v1897h-762" svg:viewBox="0 0 3938 1898">
              <text:p/>
            </draw:connector>
            <draw:connector draw:style-name="gr4" draw:text-style-name="P1" draw:layer="layout" draw:line-skew="1.15cm" svg:x1="16.494cm" svg:y1="13.7cm" svg:x2="14.589cm" svg:y2="16.486cm" draw:start-shape="id18" draw:start-glue-point="7" svg:d="M16494 13700v2794h-1905v-8" svg:viewBox="0 0 1906 2795">
              <text:p/>
            </draw:connector>
            <draw:connector draw:style-name="gr4" draw:text-style-name="P1" draw:layer="layout" svg:x1="12.938cm" svg:y1="16.486cm" svg:x2="11.414cm" svg:y2="16.486cm" draw:end-shape="id20" draw:end-glue-point="7" svg:d="M12938 16486h-1524" svg:viewBox="0 0 1525 1">
              <text:p/>
            </draw:connector>
            <draw:custom-shape draw:style-name="gr5" draw:text-style-name="P3" xml:id="id21" draw:id="id21" draw:layer="layout" svg:width="2.413cm" svg:height="1.016cm" svg:x="3.159cm" svg:y="15.986cm">
              <text:p text:style-name="P1"><text:span text:style-name="T2">Back End </text:span></text:p>
              <text:p text:style-name="P1"><text:span text:style-name="T2">Capturing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1" draw:layer="layout" svg:x1="5.572cm" svg:y1="16.494cm" svg:x2="6.842cm" svg:y2="16.486cm" draw:start-shape="id21" draw:start-glue-point="1" draw:end-shape="id22" draw:end-glue-point="5" svg:d="M5572 16494h634v-8h636" svg:viewBox="0 0 1271 9">
              <text:p/>
            </draw:connector>
            <draw:connector draw:style-name="gr4" draw:text-style-name="P1" draw:layer="layout" svg:x1="8.493cm" svg:y1="16.486cm" svg:x2="9.636cm" svg:y2="16.486cm" draw:end-shape="id20" draw:end-glue-point="5" svg:d="M8493 16486h1143" svg:viewBox="0 0 1144 1">
              <text:p/>
            </draw:connector>
            <draw:custom-shape draw:style-name="gr2" draw:text-style-name="P3" draw:layer="layout" svg:width="1.651cm" svg:height="2.016cm" svg:x="12.938cm" svg:y="15.494cm">
              <text:p text:style-name="P1"><text:span text:style-name="T2">Process</text:span></text:p>
              <text:p text:style-name="P1"><text:span text:style-name="T2">Context </text:span></text:p>
              <text:p text:style-name="P1"><text:span text:style-name="T2">Model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2" draw:text-style-name="P3" xml:id="id22" draw:id="id22" draw:layer="layout" svg:width="1.651cm" svg:height="2.016cm" svg:x="6.842cm" svg:y="15.478cm">
              <text:p text:style-name="P1"><text:span text:style-name="T2">Env.</text:span></text:p>
              <text:p text:style-name="P1"><text:span text:style-name="T2">Context </text:span></text:p>
              <text:p text:style-name="P1"><text:span text:style-name="T2">Model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2:04:07.473031064</meta:creation-date>
    <dc:date>2018-10-10T13:33:21.485889786</dc:date>
    <meta:editing-duration>PT15M47S</meta:editing-duration>
    <meta:editing-cycles>5</meta:editing-cycles>
    <meta:generator>LibreOffice/4.2.8.2$Linux_X86_64 LibreOffice_project/420m0$Build-2</meta:generator>
    <meta:document-statistic meta:object-count="51"/>
  </office:meta>
</office:document-meta>
</file>